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22T21:38:26</dc:date>
    <meta:generator>LibreOffice/3.5$Linux_X86_64 LibreOffice_project/350m1$Build-2</meta:generator>
    <meta:editing-duration>P3DT15H8M8S</meta:editing-duration>
    <meta:editing-cycles>177</meta:editing-cycles>
    <meta:document-statistic meta:table-count="1" meta:cell-count="32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